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15cm" fo:min-width="4.38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97cm" fo:min-width="4.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161cm" svg:height="0.806cm" svg:x="13.831cm" svg:y="5.701cm">
          <draw:text-box>
            <text:p text:style-name="P1"><text:span text:style-name="T1">ENTRY</text:span></text:p>
          </draw:text-box>
        </draw:frame>
        <draw:frame draw:style-name="gr1" draw:text-style-name="P1" draw:layer="layout" svg:width="2.161cm" svg:height="0.806cm" svg:x="21.056cm" svg:y="5.738cm">
          <draw:text-box>
            <text:p text:style-name="P1"><text:span text:style-name="T1">ENTRY</text:span></text:p>
          </draw:text-box>
        </draw:frame>
        <draw:frame draw:style-name="gr2" draw:layer="layout" svg:width="1.035cm" svg:height="0.963cm" svg:x="25.465cm" svg:y="5.5cm">
          <draw:text-box>
            <text:p>...</text:p>
          </draw:text-box>
        </draw:frame>
        <draw:line draw:style-name="gr3" draw:text-style-name="P2" draw:layer="layout" svg:x1="16cm" svg:y1="3.5cm" svg:x2="26cm" svg:y2="5.5cm">
          <text:p/>
        </draw:line>
        <draw:line draw:style-name="gr3" draw:text-style-name="P2" draw:layer="layout" svg:x1="16cm" svg:y1="3.5cm" svg:x2="22cm" svg:y2="5.5cm">
          <text:p/>
        </draw:line>
        <draw:line draw:style-name="gr3" draw:text-style-name="P2" draw:layer="layout" svg:x1="16cm" svg:y1="3.5cm" svg:x2="15cm" svg:y2="5.5cm">
          <text:p/>
        </draw:line>
        <draw:line draw:style-name="gr3" draw:text-style-name="P2" draw:layer="layout" svg:x1="15.1cm" svg:y1="6.701cm" svg:x2="13.6cm" svg:y2="8.201cm">
          <text:p/>
        </draw:line>
        <draw:line draw:style-name="gr3" draw:text-style-name="P2" draw:layer="layout" svg:x1="15.1cm" svg:y1="6.701cm" svg:x2="16.6cm" svg:y2="8.201cm">
          <text:p/>
        </draw:line>
        <draw:frame draw:style-name="gr1" draw:text-style-name="P1" draw:layer="layout" svg:width="2.657cm" svg:height="0.806cm" svg:x="12cm" svg:y="8.238cm">
          <draw:text-box>
            <text:p text:style-name="P1"><text:span text:style-name="T1">null : zero</text:span></text:p>
          </draw:text-box>
        </draw:frame>
        <draw:frame draw:style-name="gr1" draw:text-style-name="P1" draw:layer="layout" svg:width="2.428cm" svg:height="0.806cm" svg:x="15.538cm" svg:y="8.238cm">
          <draw:text-box>
            <text:p text:style-name="P1"><text:span text:style-name="T1">beginner</text:span></text:p>
          </draw:text-box>
        </draw:frame>
        <draw:line draw:style-name="gr3" draw:text-style-name="P2" draw:layer="layout" svg:x1="22.4cm" svg:y1="6.701cm" svg:x2="20.9cm" svg:y2="8.201cm">
          <text:p/>
        </draw:line>
        <draw:line draw:style-name="gr3" draw:text-style-name="P2" draw:layer="layout" svg:x1="22.4cm" svg:y1="6.701cm" svg:x2="23.9cm" svg:y2="8.201cm">
          <text:p/>
        </draw:line>
        <draw:frame draw:style-name="gr1" draw:text-style-name="P1" draw:layer="layout" svg:width="2.521cm" svg:height="0.806cm" svg:x="19cm" svg:y="8.238cm">
          <draw:text-box>
            <text:p text:style-name="P1"><text:span text:style-name="T1">elf : onze</text:span></text:p>
          </draw:text-box>
        </draw:frame>
        <draw:frame draw:style-name="gr1" draw:text-style-name="P1" draw:layer="layout" svg:width="2.644cm" svg:height="0.806cm" svg:x="22.538cm" svg:y="8.238cm">
          <draw:text-box>
            <text:p text:style-name="P1"><text:span text:style-name="T1">advanced</text:span></text:p>
          </draw:text-box>
        </draw:frame>
        <draw:frame draw:style-name="gr4" draw:text-style-name="P3" draw:layer="layout" svg:width="4.544cm" svg:height="0.806cm" svg:x="13.456cm" svg:y="2.537cm">
          <draw:text-box>
            <text:p text:style-name="P3"><text:span text:style-name="T1">DICTIONARY</text:span></text:p>
          </draw:text-box>
        </draw:frame>
        <draw:frame draw:style-name="gr5" draw:text-style-name="P3" draw:layer="layout" svg:width="4.5cm" svg:height="0.806cm" svg:x="7.5cm" svg:y="5.694cm">
          <draw:text-box>
            <text:p text:style-name="P3"><text:span text:style-name="T1">contact@pons.de</text:span></text:p>
          </draw:text-box>
        </draw:frame>
        <draw:line draw:style-name="gr3" draw:text-style-name="P2" draw:layer="layout" svg:x1="16cm" svg:y1="3.5cm" svg:x2="4cm" svg:y2="5.5cm">
          <text:p/>
        </draw:line>
        <draw:frame draw:style-name="gr4" draw:text-style-name="P3" draw:layer="layout" svg:width="5.5cm" svg:height="0.806cm" svg:x="1cm" svg:y="5.694cm">
          <draw:text-box>
            <text:p text:style-name="P3"><text:span text:style-name="T1">French Numbers 1-10</text:span></text:p>
          </draw:text-box>
        </draw:frame>
        <draw:line draw:style-name="gr3" draw:text-style-name="P2" draw:layer="layout" svg:x1="16cm" svg:y1="3.5cm" svg:x2="10cm" svg:y2="5.5cm">
          <text:p/>
        </draw:line>
        <draw:frame draw:style-name="gr6" draw:text-style-name="P4" draw:layer="layout" svg:width="7cm" svg:height="0.725cm" svg:x="3.5cm" svg:y="2.5cm">
          <draw:text-box>
            <text:p><text:span text:style-name="T2">title</text:span><text:span text:style-name="T2"><text:tab/></text:span><text:span text:style-name="T2"> <text:s text:c="2"/></text:span><text:span text:style-name="T2"><text:tab/></text:span><text:span text:style-name="T2"> <text:s text:c="2"/></text:span><text:span text:style-name="T2"><text:tab/></text:span><text:span text:style-name="T2">email</text:span></text:p>
          </draw:text-box>
        </draw:frame>
        <draw:line draw:style-name="gr7" draw:text-style-name="P2" draw:layer="layout" svg:x1="4cm" svg:y1="3.225cm" svg:x2="3.135cm" svg:y2="5.5cm">
          <text:p/>
        </draw:line>
        <draw:line draw:style-name="gr7" draw:text-style-name="P2" draw:layer="layout" svg:x1="8.365cm" svg:y1="3.225cm" svg:x2="9cm" svg:y2="5.5cm">
          <text:p/>
        </draw:line>
        <draw:frame draw:style-name="gr6" draw:text-style-name="P4" draw:layer="layout" svg:width="7cm" svg:height="0.725cm" svg:x="12cm" svg:y="11.201cm">
          <draw:text-box>
            <text:p><text:span text:style-name="T2">content <text:s text:c="2"/></text:span><text:span text:style-name="T2"><text:tab/></text:span><text:span text:style-name="T2"> <text:s/></text:span><text:span text:style-name="T2"><text:tab/></text:span><text:span text:style-name="T2"> level</text:span></text:p>
          </draw:text-box>
        </draw:frame>
        <draw:line draw:style-name="gr7" draw:text-style-name="P2" draw:layer="layout" svg:x1="17cm" svg:y1="9.201cm" svg:x2="16.5cm" svg:y2="11.201cm">
          <text:p/>
        </draw:line>
        <draw:line draw:style-name="gr7" draw:text-style-name="P2" draw:layer="layout" svg:x1="13.5cm" svg:y1="9.201cm" svg:x2="13cm" svg:y2="11.201cm">
          <text:p/>
        </draw:line>
        <draw:line draw:style-name="gr8" draw:text-style-name="P2" draw:layer="layout" svg:x1="16cm" svg:y1="1cm" svg:x2="16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Marx</meta:initial-creator>
    <meta:creation-date>2011-11-22T13:04:05.61</meta:creation-date>
    <dc:date>2011-11-28T21:37:25.02</dc:date>
    <dc:creator>David Marx</dc:creator>
    <meta:editing-duration>PT4H26M40S</meta:editing-duration>
    <meta:editing-cycles>10</meta:editing-cycles>
    <meta:generator>OpenOffice.org/3.3$Win32 OpenOffice.org_project/330m20$Build-9567</meta:generator>
    <meta:document-statistic meta:object-count="26"/>
  </office:meta>
</office:document-meta>
</file>